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/>
    </style:style>
    <style:style style:name="P2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 officeooo:paragraph-rsid="001dbe86"/>
    </style:style>
    <style:style style:name="P3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 officeooo:paragraph-rsid="002b8bd3"/>
    </style:style>
    <style:style style:name="P4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 officeooo:paragraph-rsid="00453488"/>
    </style:style>
    <style:style style:name="P5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 officeooo:paragraph-rsid="00495675"/>
    </style:style>
    <style:style style:name="P6" style:family="paragraph" style:parent-style-name="Text_20_body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8pt" fo:font-style="normal" style:text-underline-style="none" fo:font-weight="bold" officeooo:rsid="001d52ef" officeooo:paragraph-rsid="001d52ef" style:text-blinking="false" fo:background-color="transparent" style:font-size-asian="8pt" style:font-size-complex="8pt"/>
    </style:style>
    <style:style style:name="P7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2b0f9f" officeooo:paragraph-rsid="002b0f9f" style:text-blinking="false" fo:background-color="transparent" style:font-size-asian="10pt" style:font-size-complex="10pt"/>
    </style:style>
    <style:style style:name="P8" style:family="paragraph" style:parent-style-name="Heading_20_1">
      <style:paragraph-properties fo:margin-left="0in" fo:margin-right="0in" fo:margin-top="0.222in" fo:margin-bottom="0in" loext:contextual-spacing="false" fo:line-height="120%" fo:text-indent="0in" style:auto-text-indent="false" style:writing-mode="lr-tb"/>
      <style:text-properties fo:font-variant="normal" fo:text-transform="none" fo:color="#f75d5d" style:text-line-through-style="none" style:text-line-through-type="none" style:font-name="Playfair Display" fo:font-size="11.3500003814697pt" fo:font-style="normal" style:text-underline-style="none" fo:font-weight="bold" style:text-blinking="false" fo:background-color="transparent"/>
    </style:style>
    <style:style style:name="P9" style:family="paragraph" style:parent-style-name="Heading_20_1">
      <style:paragraph-properties fo:margin-left="0in" fo:margin-right="0in" fo:margin-top="0.222in" fo:margin-bottom="0in" loext:contextual-spacing="false" fo:line-height="120%" fo:text-indent="0in" style:auto-text-indent="false" style:writing-mode="lr-tb"/>
      <style:text-properties fo:font-variant="normal" fo:text-transform="none" fo:color="#f75d5d" style:text-line-through-style="none" style:text-line-through-type="none" style:font-name="Playfair Display" fo:font-size="11.3500003814697pt" fo:font-style="normal" style:text-underline-style="none" fo:font-weight="bold" officeooo:rsid="00610904" officeooo:paragraph-rsid="00610904" style:text-blinking="false" fo:background-color="transparent"/>
    </style:style>
    <style:style style:name="P10" style:family="paragraph" style:parent-style-name="Heading_20_1">
      <style:paragraph-properties fo:margin-left="0in" fo:margin-right="0in" fo:margin-top="0.222in" fo:margin-bottom="0in" loext:contextual-spacing="false" fo:line-height="120%" fo:text-indent="0in" style:auto-text-indent="false" style:writing-mode="lr-tb"/>
      <style:text-properties fo:font-weight="normal"/>
    </style:style>
    <style:style style:name="P11" style:family="paragraph" style:parent-style-name="Text_20_body">
      <style:paragraph-properties fo:margin-left="0in" fo:margin-right="0in" fo:text-indent="0in" style:auto-text-indent="false"/>
      <style:text-properties fo:font-weight="normal"/>
    </style:style>
    <style:style style:name="P12" style:family="paragraph" style:parent-style-name="Text_20_body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size="10pt" fo:font-weight="normal" style:font-size-asian="10pt" style:font-size-complex="10pt"/>
    </style:style>
    <style:style style:name="P13" style:family="paragraph" style:parent-style-name="Text_20_body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14" style:family="paragraph" style:parent-style-name="Text_20_body">
      <style:paragraph-properties fo:margin-left="0in" fo:margin-right="0in" fo:margin-top="0.0402in" fo:margin-bottom="0in" loext:contextual-spacing="false" fo:line-height="100%" fo:text-indent="0in" style:auto-text-indent="false" style:writing-mode="lr-tb"/>
    </style:style>
    <style:style style:name="P15" style:family="paragraph" style:parent-style-name="Heading_20_3">
      <style:paragraph-properties fo:margin-left="0in" fo:margin-right="0in" fo:margin-top="0.1402in" fo:margin-bottom="0in" loext:contextual-spacing="false" fo:line-height="120%" fo:text-indent="0in" style:auto-text-indent="false" style:writing-mode="lr-tb"/>
      <style:text-properties fo:font-weight="normal"/>
    </style:style>
    <style:style style:name="P16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style:text-blinking="false" fo:background-color="transparent" style:font-size-asian="9pt" style:font-size-complex="9pt"/>
    </style:style>
    <style:style style:name="P17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paragraph-rsid="001dbe86" style:text-blinking="false" fo:background-color="transparent" style:font-size-asian="9pt" style:font-size-complex="9pt"/>
    </style:style>
    <style:style style:name="P18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paragraph-rsid="002b0f9f" style:text-blinking="false" fo:background-color="transparent" style:font-size-asian="9pt" style:font-size-complex="9pt"/>
    </style:style>
    <style:style style:name="P19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paragraph-rsid="00453488" style:text-blinking="false" fo:background-color="transparent" style:font-size-asian="9pt" style:font-size-complex="9pt"/>
    </style:style>
    <style:style style:name="P20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paragraph-rsid="00495675" style:text-blinking="false" fo:background-color="transparent" style:font-size-asian="9pt" style:font-size-complex="9pt"/>
    </style:style>
    <style:style style:name="P21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Lato" fo:font-size="7.59999990463257pt" fo:font-style="normal" style:text-underline-style="none" fo:font-weight="bold" officeooo:paragraph-rsid="001c223e" style:text-blinking="false" fo:background-color="transparent"/>
    </style:style>
    <style:style style:name="P22" style:family="paragraph" style:parent-style-name="Text_20_body">
      <style:paragraph-properties fo:margin-top="0.13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23" style:family="paragraph" style:parent-style-name="Text_20_body">
      <style:paragraph-properties fo:margin-top="0.13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Lato" fo:font-size="8.19999980926514pt" fo:font-style="normal" style:text-underline-style="none" fo:font-weight="normal" officeooo:rsid="001dbe86" officeooo:paragraph-rsid="006f60f0" style:text-blinking="false" fo:background-color="transparent"/>
    </style:style>
    <style:style style:name="P24" style:family="paragraph" style:parent-style-name="Text_20_body">
      <style:paragraph-properties fo:margin-top="0.079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25" style:family="paragraph" style:parent-style-name="Text_20_body">
      <style:paragraph-properties fo:margin-top="0.0799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26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officeooo:paragraph-rsid="00495675"/>
    </style:style>
    <style:style style:name="P27" style:family="paragraph" style:parent-style-name="Text_20_body" style:master-pag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page-number="auto" style:writing-mode="lr-tb"/>
      <style:text-properties fo:font-variant="normal" fo:text-transform="none" fo:color="#999999" style:text-line-through-style="none" style:text-line-through-type="none" style:font-name="Playfair Display" fo:font-size="15.1499996185303pt" fo:font-style="normal" style:text-underline-style="none" fo:font-weight="bold" style:text-blinking="false" fo:background-color="transparent"/>
    </style:style>
    <style:style style:name="P28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1dbe86" officeooo:paragraph-rsid="004fc84c" style:text-blinking="false" fo:background-color="transparent" style:font-size-asian="10pt" style:font-size-complex="10pt"/>
    </style:style>
    <style:style style:name="P29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1dbe86" officeooo:paragraph-rsid="001dbe86" style:text-blinking="false" fo:background-color="transparent" style:font-size-asian="10pt" style:font-size-complex="10pt"/>
    </style:style>
    <style:style style:name="P30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4ecd8c" officeooo:paragraph-rsid="004fc84c" style:text-blinking="false" fo:background-color="transparent" style:font-size-asian="10pt" style:font-size-complex="10pt"/>
    </style:style>
    <style:style style:name="P31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4fc84c" officeooo:paragraph-rsid="004ecd8c" style:text-blinking="false" fo:background-color="transparent" style:font-size-asian="10pt" style:font-size-complex="10pt"/>
    </style:style>
    <style:style style:name="P32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1b784" style:text-blinking="false" fo:background-color="transparent" style:font-size-asian="10pt" style:font-size-complex="10pt"/>
    </style:style>
    <style:style style:name="P33" style:family="paragraph" style:parent-style-name="Text_20_body" style:list-style-name="L2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34" style:family="paragraph" style:parent-style-name="Text_20_body" style:list-style-name="L5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29fbc" style:text-blinking="false" fo:background-color="transparent" style:font-size-asian="10pt" style:font-size-complex="10pt"/>
    </style:style>
    <style:style style:name="P35" style:family="paragraph" style:parent-style-name="Text_20_body" style:list-style-name="L6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36" style:family="paragraph" style:parent-style-name="Text_20_body" style:list-style-name="L6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29fbc" style:text-blinking="false" fo:background-color="transparent" style:font-size-asian="10pt" style:font-size-complex="10pt"/>
    </style:style>
    <style:style style:name="P37" style:family="paragraph" style:parent-style-name="Text_20_body" style:list-style-name="L7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38" style:family="paragraph" style:parent-style-name="Text_20_body" style:list-style-name="L7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394f40" style:text-blinking="false" fo:background-color="transparent" style:font-size-asian="10pt" style:font-size-complex="10pt"/>
    </style:style>
    <style:style style:name="P39" style:family="paragraph" style:parent-style-name="Text_20_body" style:list-style-name="L4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29fbc" style:text-blinking="false" style:font-size-asian="10pt" style:font-size-complex="10pt"/>
    </style:style>
    <style:style style:name="P40" style:family="paragraph" style:parent-style-name="Text_20_body" style:list-style-name="L4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officeooo:paragraph-rsid="00529fbc"/>
    </style:style>
    <style:style style:name="P41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84d24" officeooo:paragraph-rsid="00684d24" style:text-blinking="false" fo:background-color="transparent" style:font-size-asian="10pt" style:font-size-complex="10pt"/>
    </style:style>
    <style:style style:name="P42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f60f0" officeooo:paragraph-rsid="006f60f0" style:text-blinking="false" fo:background-color="transparent" style:font-size-asian="10pt" style:font-size-complex="10pt"/>
    </style:style>
    <style:style style:name="P43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15d18" officeooo:paragraph-rsid="006abb79" style:text-blinking="false" fo:background-color="transparent" style:font-size-asian="10pt" style:font-size-complex="10pt"/>
    </style:style>
    <style:style style:name="P44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15d18" officeooo:paragraph-rsid="0049f669" style:text-blinking="false" fo:background-color="transparent" style:font-size-asian="10pt" style:font-size-complex="10pt"/>
    </style:style>
    <style:style style:name="P45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10904" officeooo:paragraph-rsid="00615d18" style:text-blinking="false" fo:background-color="transparent" style:font-size-asian="10pt" style:font-size-complex="10pt"/>
    </style:style>
    <style:style style:name="P46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30888" officeooo:paragraph-rsid="00630888" style:text-blinking="false" fo:background-color="transparent" style:font-size-asian="10pt" style:font-size-complex="10pt"/>
    </style:style>
    <style:style style:name="P47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30888" officeooo:paragraph-rsid="006c4e73" style:text-blinking="false" fo:background-color="transparent" style:font-size-asian="10pt" style:font-size-complex="10pt"/>
    </style:style>
    <style:style style:name="P48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453488" officeooo:paragraph-rsid="00453488" style:text-blinking="false" fo:background-color="transparent" style:font-size-asian="10pt" style:font-size-complex="10pt"/>
    </style:style>
    <style:style style:name="P49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50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4fc84c" style:text-blinking="false" fo:background-color="transparent" style:font-size-asian="10pt" style:font-size-complex="10pt"/>
    </style:style>
    <style:style style:name="P51" style:family="paragraph" style:parent-style-name="Text_20_body" style:list-style-name="L2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52" style:family="paragraph" style:parent-style-name="Text_20_body" style:list-style-name="L3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29fbc" style:text-blinking="false" fo:background-color="transparent" style:font-size-asian="10pt" style:font-size-complex="10pt"/>
    </style:style>
    <style:style style:name="P53" style:family="paragraph" style:parent-style-name="Text_20_body" style:list-style-name="L7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54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3cb4df" officeooo:paragraph-rsid="004fc84c" style:text-blinking="false" fo:background-color="transparent" style:font-size-asian="10pt" style:font-size-complex="10pt"/>
    </style:style>
    <style:style style:name="P55" style:family="paragraph" style:parent-style-name="Text_20_body" style:list-style-name="L5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29fbc" style:text-blinking="false" style:font-size-asian="10pt" style:font-size-complex="10pt"/>
    </style:style>
    <style:style style:name="P56" style:family="paragraph" style:parent-style-name="Text_20_body" style:list-style-name="L6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306f3" style:text-blinking="false" style:font-size-asian="10pt" style:font-size-complex="10pt"/>
    </style:style>
    <style:style style:name="T1" style:family="text">
      <style:text-properties fo:font-variant="normal" fo:text-transform="none" fo:color="#000000" style:text-line-through-style="none" style:text-line-through-type="none" style:font-name="Playfair Display" fo:font-size="8.85000038146973pt" fo:font-style="italic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Playfair Display" fo:font-size="8.85000038146973pt" fo:font-style="italic" style:text-underline-style="none" officeooo:rsid="00495675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Playfair Display" fo:font-size="8.85000038146973pt" fo:font-style="italic" style:text-underline-style="none" fo:font-weight="bold" style:text-blinking="false" fo:background-color="transparent" loext:char-shading-value="0" style:font-size-asian="10pt" style:font-size-complex="10pt"/>
    </style:style>
    <style:style style:name="T4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style:text-blinking="false" fo:background-color="transparent" loext:char-shading-value="0" style:font-size-asian="10pt" style:font-size-complex="10pt"/>
    </style:style>
    <style:style style:name="T5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1dbe86" style:text-blinking="false" fo:background-color="transparent" loext:char-shading-value="0" style:font-size-asian="10pt" style:font-size-complex="10pt"/>
    </style:style>
    <style:style style:name="T6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22573d" style:text-blinking="false" fo:background-color="transparent" loext:char-shading-value="0" style:font-size-asian="10pt" style:font-size-complex="10pt"/>
    </style:style>
    <style:style style:name="T7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2b8bd3" style:text-blinking="false" fo:background-color="transparent" loext:char-shading-value="0" style:font-size-asian="10pt" style:font-size-complex="10pt"/>
    </style:style>
    <style:style style:name="T8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453488" style:text-blinking="false" fo:background-color="transparent" loext:char-shading-value="0" style:font-size-asian="10pt" style:font-size-complex="10pt"/>
    </style:style>
    <style:style style:name="T9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610904" style:text-blinking="false" fo:background-color="transparent" loext:char-shading-value="0" style:font-size-asian="10pt" style:font-size-complex="10pt"/>
    </style:style>
    <style:style style:name="T10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style:text-blinking="false" fo:background-color="transparent" loext:char-shading-value="0" style:font-size-asian="10pt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1dbe86" style:text-blinking="false" fo:background-color="transparent" loext:char-shading-value="0" style:font-size-asian="10pt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2819a6" style:text-blinking="false" fo:background-color="transparent" loext:char-shading-value="0" style:font-size-asian="10pt" style:font-size-complex="10pt"/>
    </style:style>
    <style:style style:name="T13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2b0f9f" style:text-blinking="false" fo:background-color="transparent" loext:char-shading-value="0" style:font-size-asian="10pt" style:font-size-complex="10pt"/>
    </style:style>
    <style:style style:name="T14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453488" style:text-blinking="false" fo:background-color="transparent" loext:char-shading-value="0" style:font-size-asian="10pt" style:font-size-complex="10pt"/>
    </style:style>
    <style:style style:name="T15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495675" style:text-blinking="false" fo:background-color="transparent" loext:char-shading-value="0" style:font-size-asian="10pt" style:font-size-complex="10pt"/>
    </style:style>
    <style:style style:name="T16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4ad24d" style:text-blinking="false" fo:background-color="transparent" loext:char-shading-value="0" style:font-size-asian="10pt" style:font-size-complex="10pt"/>
    </style:style>
    <style:style style:name="T17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5c271e" style:text-blinking="false" fo:background-color="transparent" loext:char-shading-value="0" style:font-size-asian="10pt" style:font-size-complex="10pt"/>
    </style:style>
    <style:style style:name="T18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style:text-blinking="false" fo:background-color="transparent" loext:char-shading-value="0" style:font-size-asian="10pt" style:font-weight-asian="normal" style:font-size-complex="10pt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officeooo:rsid="006f60f0" style:text-blinking="false" fo:background-color="transparent" loext:char-shading-value="0" style:font-size-asian="10pt" style:font-weight-asian="normal" style:font-size-complex="10pt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style:font-name="Lato" fo:font-style="normal" style:text-underline-style="none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loext:char-shading-value="0" style:font-size-asian="10pt" style:font-size-complex="10pt"/>
    </style:style>
    <style:style style:name="T23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529fbc" style:text-blinking="false" fo:background-color="transparent" loext:char-shading-value="0" style:font-size-asian="10pt" style:font-size-complex="10pt"/>
    </style:style>
    <style:style style:name="T24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loext:char-shading-value="0" style:font-size-asian="10pt" style:font-style-asian="normal" style:font-size-complex="10pt" style:font-style-complex="normal"/>
    </style:style>
    <style:style style:name="T25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529fbc" style:text-blinking="false" fo:background-color="transparent" loext:char-shading-value="0" style:font-size-asian="10pt" style:font-style-asian="normal" style:font-size-complex="10pt" style:font-style-complex="normal"/>
    </style:style>
    <style:style style:name="T26" style:family="text">
      <style:text-properties fo:font-variant="normal" fo:text-transform="none" fo:color="#000000" style:text-line-through-style="none" style:text-line-through-type="none" style:font-name="Lato" fo:font-size="10pt" fo:font-style="italic" style:text-underline-style="none" fo:font-weight="normal" officeooo:rsid="00529fbc" style:text-blinking="false" fo:background-color="transparent" loext:char-shading-value="0" style:font-size-asian="10pt" style:font-style-asian="italic" style:font-size-complex="10pt" style:font-style-complex="italic"/>
    </style:style>
    <style:style style:name="T27" style:family="text">
      <style:text-properties fo:font-variant="normal" fo:text-transform="none" fo:color="#1155cc" style:text-line-through-style="none" style:text-line-through-type="none" style:font-name="Lato" fo:font-size="10pt" fo:font-style="normal" style:text-underline-style="solid" style:text-underline-width="auto" style:text-underline-color="font-color" fo:font-weight="normal" officeooo:rsid="00432555" style:text-blinking="false" fo:background-color="transparent" loext:char-shading-value="0" style:font-size-asian="10pt" style:font-size-complex="10pt"/>
    </style:style>
    <style:style style:name="T28" style:family="text">
      <style:text-properties fo:font-variant="normal" fo:text-transform="none" fo:color="#1155cc" style:text-line-through-style="none" style:text-line-through-type="none" style:font-name="Lato" fo:font-size="10pt" fo:font-style="normal" style:text-underline-style="solid" style:text-underline-width="auto" style:text-underline-color="font-color" fo:font-weight="normal" officeooo:rsid="0044b0ce" style:text-blinking="false" fo:background-color="transparent" loext:char-shading-value="0" style:font-size-asian="10pt" style:font-size-complex="10pt"/>
    </style:style>
    <style:style style:name="T29" style:family="text">
      <style:text-properties fo:font-variant="normal" fo:text-transform="none" fo:color="#f75d5d" style:text-line-through-style="none" style:text-line-through-type="none" style:font-name="Playfair Display" fo:font-size="11.3500003814697pt" fo:font-style="normal" style:text-underline-style="none" fo:font-weight="bold" style:text-blinking="false" fo:background-color="transparent" loext:char-shading-value="0"/>
    </style:style>
    <style:style style:name="T30" style:family="text">
      <style:text-properties fo:font-variant="normal" fo:text-transform="none" fo:color="#f75d5d" style:text-line-through-style="none" style:text-line-through-type="none" style:text-underline-style="none" style:text-blinking="false" fo:background-color="transparent" loext:char-shading-value="0"/>
    </style:style>
    <style:style style:name="T31" style:family="text">
      <style:text-properties fo:font-variant="normal" fo:text-transform="none" style:use-window-font-color="true" style:text-line-through-style="none" style:text-line-through-type="none" style:font-name="Lato" fo:font-style="normal" style:text-underline-style="none" style:text-blinking="false" fo:background-color="#ffffff" loext:char-shading-value="0"/>
    </style:style>
    <style:style style:name="T32" style:family="text"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style:text-blinking="false" fo:background-color="transparent" loext:char-shading-value="0" style:font-size-asian="9pt" style:font-size-complex="9pt"/>
    </style:style>
    <style:style style:name="T33" style:family="text"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rsid="004c801d" style:text-blinking="false" fo:background-color="transparent" loext:char-shading-value="0" style:font-size-asian="9pt" style:font-size-complex="9pt"/>
    </style:style>
    <style:style style:name="T34" style:family="text"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rsid="00734852" style:text-blinking="false" fo:background-color="transparent" loext:char-shading-value="0" style:font-size-asian="9pt" style:font-size-complex="9pt"/>
    </style:style>
    <style:style style:name="T35" style:family="text"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rsid="00734852" style:text-blinking="false" fo:background-color="transparent" loext:char-shading-value="0" style:font-name-asian="Arial Unicode MS" style:font-size-asian="9pt" style:font-weight-asian="bold" style:font-name-complex="Arial Unicode MS" style:font-size-complex="9pt" style:font-weight-complex="bold"/>
    </style:style>
    <style:style style:name="T36" style:family="text">
      <style:text-properties fo:background-color="transparent" loext:char-shading-value="0"/>
    </style:style>
    <style:style style:name="T37" style:family="text">
      <style:text-properties officeooo:rsid="003b3b36" fo:background-color="transparent" loext:char-shading-value="0"/>
    </style:style>
    <style:style style:name="T38" style:family="text">
      <style:text-properties officeooo:rsid="003cb4df" fo:background-color="transparent" loext:char-shading-value="0"/>
    </style:style>
    <style:style style:name="T39" style:family="text">
      <style:text-properties officeooo:rsid="00529fbc" fo:background-color="transparent" loext:char-shading-value="0"/>
    </style:style>
    <style:style style:name="T40" style:family="text">
      <style:text-properties officeooo:rsid="00529fbc" fo:background-color="transparent" loext:char-shading-value="0" style:font-style-asian="normal" style:font-style-complex="normal"/>
    </style:style>
    <style:style style:name="T41" style:family="text">
      <style:text-properties officeooo:rsid="001fa2d0" fo:background-color="transparent" loext:char-shading-value="0" style:font-style-asian="normal" style:font-style-complex="normal"/>
    </style:style>
    <style:style style:name="T42" style:family="text">
      <style:text-properties officeooo:rsid="005306f3" fo:background-color="transparent" loext:char-shading-value="0"/>
    </style:style>
    <style:style style:name="T43" style:family="text">
      <style:text-properties officeooo:rsid="00394f40" fo:background-color="transparent" loext:char-shading-value="0"/>
    </style:style>
    <style:style style:name="T44" style:family="text">
      <style:text-properties fo:font-style="italic" fo:background-color="transparent" loext:char-shading-value="0"/>
    </style:style>
    <style:style style:name="T45" style:family="text">
      <style:text-properties fo:font-style="italic" officeooo:rsid="00529fbc" fo:background-color="transparent" loext:char-shading-value="0"/>
    </style:style>
    <style:style style:name="T46" style:family="text">
      <style:text-properties fo:font-style="italic" officeooo:rsid="00529fbc" fo:background-color="transparent" loext:char-shading-value="0" style:font-style-asian="normal" style:font-style-complex="normal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officeooo:rsid="002b0f9f" style:font-style-asian="italic" style:font-style-complex="italic"/>
    </style:style>
    <style:style style:name="T49" style:family="text">
      <style:text-properties style:font-name="Lucida Grande" officeooo:rsid="001c223e" style:font-name-asian="Lucida Grande" style:font-name-complex="Lucida Grande"/>
    </style:style>
    <style:style style:name="T50" style:family="text">
      <style:text-properties officeooo:rsid="001c223e" style:font-name-asian="Arial Unicode MS" style:font-name-complex="Arial Unicode MS"/>
    </style:style>
    <style:style style:name="T51" style:family="text">
      <style:text-properties fo:font-size="10pt" officeooo:rsid="001e1346" style:font-size-asian="10pt" style:font-size-complex="10pt"/>
    </style:style>
    <style:style style:name="T52" style:family="text">
      <style:text-properties fo:font-size="10pt" officeooo:rsid="00610904" style:font-size-asian="10pt" style:font-size-complex="10pt"/>
    </style:style>
    <style:style style:name="T53" style:family="text">
      <style:text-properties fo:font-size="10pt" officeooo:rsid="0062e0a3" style:font-size-asian="10pt" style:font-size-complex="10pt"/>
    </style:style>
    <style:style style:name="T54" style:family="text">
      <style:text-properties fo:font-size="10pt" officeooo:rsid="006f5db2" style:font-size-asian="10pt" style:font-size-complex="10pt"/>
    </style:style>
    <style:style style:name="T55" style:family="text">
      <style:text-properties fo:font-size="10pt" officeooo:rsid="006f60f0" style:font-size-asian="10pt" style:font-size-complex="10pt"/>
    </style:style>
    <style:style style:name="T56" style:family="text">
      <style:text-properties fo:font-size="9pt" fo:font-weight="normal" style:font-size-asian="9pt" style:font-size-complex="9pt"/>
    </style:style>
    <style:style style:name="T57" style:family="text">
      <style:text-properties fo:font-size="9pt" fo:font-weight="normal" officeooo:rsid="001d52ef" style:font-size-asian="9pt" style:font-size-complex="9pt"/>
    </style:style>
    <style:style style:name="T58" style:family="text">
      <style:text-properties officeooo:rsid="001dbe86"/>
    </style:style>
    <style:style style:name="T59" style:family="text">
      <style:text-properties officeooo:rsid="00292259"/>
    </style:style>
    <style:style style:name="T60" style:family="text">
      <style:text-properties officeooo:rsid="002b0f9f"/>
    </style:style>
    <style:style style:name="T61" style:family="text">
      <style:text-properties officeooo:rsid="00357544"/>
    </style:style>
    <style:style style:name="T62" style:family="text">
      <style:text-properties officeooo:rsid="00374ddd"/>
    </style:style>
    <style:style style:name="T63" style:family="text">
      <style:text-properties officeooo:rsid="00394acc"/>
    </style:style>
    <style:style style:name="T64" style:family="text">
      <style:text-properties officeooo:rsid="003cb4df"/>
    </style:style>
    <style:style style:name="T65" style:family="text">
      <style:text-properties officeooo:rsid="0040ec56"/>
    </style:style>
    <style:style style:name="T66" style:family="text">
      <style:text-properties officeooo:rsid="00453488"/>
    </style:style>
    <style:style style:name="T67" style:family="text">
      <style:text-properties officeooo:rsid="00495675"/>
    </style:style>
    <style:style style:name="T68" style:family="text">
      <style:text-properties officeooo:rsid="004bb7ce"/>
    </style:style>
    <style:style style:name="T69" style:family="text">
      <style:text-properties officeooo:rsid="004c801d"/>
    </style:style>
    <style:style style:name="T70" style:family="text">
      <style:text-properties officeooo:rsid="004fc84c"/>
    </style:style>
    <style:style style:name="T71" style:family="text">
      <style:text-properties officeooo:rsid="002d33ca"/>
    </style:style>
    <style:style style:name="T72" style:family="text">
      <style:text-properties officeooo:rsid="0051b784"/>
    </style:style>
    <style:style style:name="T73" style:family="text">
      <style:text-properties officeooo:rsid="00529fbc"/>
    </style:style>
    <style:style style:name="T74" style:family="text">
      <style:text-properties officeooo:rsid="005306f3"/>
    </style:style>
    <style:style style:name="T75" style:family="text">
      <style:text-properties officeooo:rsid="00394f40"/>
    </style:style>
    <style:style style:name="T76" style:family="text">
      <style:text-properties officeooo:rsid="005408ed"/>
    </style:style>
    <style:style style:name="T77" style:family="text">
      <style:text-properties officeooo:rsid="0063a09a"/>
    </style:style>
    <style:style style:name="T78" style:family="text">
      <style:text-properties officeooo:rsid="00690ef8"/>
    </style:style>
    <style:style style:name="T79" style:family="text">
      <style:text-properties officeooo:rsid="006abb79"/>
    </style:style>
    <style:style style:name="T80" style:family="text">
      <style:text-properties officeooo:rsid="006ad22c"/>
    </style:style>
    <style:style style:name="T81" style:family="text">
      <style:text-properties officeooo:rsid="006c4e73"/>
    </style:style>
    <style:style style:name="T82" style:family="text">
      <style:text-properties officeooo:rsid="0071538e"/>
    </style:style>
    <style:style style:name="T83" style:family="text">
      <style:text-properties officeooo:rsid="00734852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bookmark text:name="docs-internal-guid-f181235a-b7fe-9cc7-b391-1497db5449f7"/>Greg Sandell</text:p>
      <text:p text:style-name="P6">Los Angeles, CA</text:p>
      <text:p text:style-name="P21">(<text:span text:style-name="T59">213</text:span>) <text:span text:style-name="T59">479-0790</text:span> <text:s/><text:span text:style-name="T49">•</text:span><text:span text:style-name="T50"> </text:span><text:s/><text:a xlink:type="simple" xlink:href="mailto:GREG.SANDELL@GMAIL.COM" text:style-name="Internet_20_link" text:visited-style-name="Visited_20_Internet_20_Link">GREG.SANDELL@GMAIL.COM</text:a> <text:s/><text:span text:style-name="T49">•</text:span><text:span text:style-name="T50"> </text:span><text:s/><text:span text:style-name="T56">Portfolio/</text:span><text:span text:style-name="T57">c</text:span><text:span text:style-name="T56">ode: </text:span><text:a xlink:type="simple" xlink:href="http://gregsandell.com/" text:style-name="Internet_20_link" text:visited-style-name="Visited_20_Internet_20_Link"><text:span text:style-name="T56">gregsandell.com</text:span></text:a></text:p>
      <text:h text:style-name="P9" text:outline-level="1">About Me</text:h>
      <text:p text:style-name="P23"><text:span text:style-name="T55">I provide</text:span><text:span text:style-name="T51"> </text:span><text:span text:style-name="T55">client Web Application </text:span><text:span text:style-name="T51">solutions of high quality and reliability </text:span><text:span text:style-name="T53">using</text:span><text:span text:style-name="T51"> Javascript/Node.js/React Front End Development, </text:span><text:span text:style-name="T53">Selenium-based </text:span><text:span text:style-name="T51">Automated UI Testing, </text:span><text:span text:style-name="T52">Salesforce </text:span><text:span text:style-name="T54">Commerce Cloud </text:span><text:span text:style-name="T51">eCommerce, load testing, </text:span><text:span text:style-name="T52">SQL </text:span><text:span text:style-name="T51">database design, asynchronous/multi-threaded processing, </text:span><text:span text:style-name="T54">secure authentication, messaging, </text:span><text:span text:style-name="T51">and integrating third party software. <text:s/>I have </text:span><text:span text:style-name="T55">worked for enterprise clients in retail eCommerce, Real Estate, Executive Search, Healthcare, AdTech, Publishing, Finance, Defense, and Travel. </text:span><text:span text:style-name="T51">I am also an accomplished classical pianist, electric bass player, and composer.</text:span></text:p>
      <text:h text:style-name="P8" text:outline-level="1">Experience</text:h>
      <text:h text:style-name="P26" text:outline-level="2"><text:span text:style-name="T33">OCT 2017</text:span><text:span text:style-name="T32"> – </text:span><text:span text:style-name="T35">MAY 2020</text:span></text:h>
      <text:h text:style-name="P5" text:outline-level="3"><text:span text:style-name="T15">Crocs </text:span><text:span text:style-name="T17">Inc.</text:span><text:span text:style-name="T20"> –</text:span><text:span text:style-name="T1"> </text:span><text:span text:style-name="T9"><text:s/>Senior Front End Developer</text:span></text:h>
      <text:list xml:id="list1500725033" text:style-name="L1">
        <text:list-item>
          <text:p text:style-name="P41">Javascript/web programmer in Salesforce Commerce Cloud (a.k.a. SFCC/DemandWare) for company eCommerce site with $1.2 bil in <text:span text:style-name="T81">2019 </text:span>sales </text:p>
        </text:list-item>
        <text:list-item>
          <text:p text:style-name="P41">Integrate SFCC with third party eCommerce services: <text:span text:style-name="T68">PayPal, </text:span>Givex giftcards, <text:span text:style-name="T68">Adyen, CardConnect, Signal Tag Manager, Kount Fraud Manager, Olapic, Narvar, and Adobe Audience Manager analytics</text:span></text:p>
        </text:list-item>
        <text:list-item>
          <text:p text:style-name="P42">Support crocs.com sites in <text:span text:style-name="T82">8 different languages, </text:span>1<text:span text:style-name="T82">4</text:span> countries/<text:span text:style-name="T82">locales, 7 payment processors</text:span></text:p>
        </text:list-item>
        <text:list-item>
          <text:p text:style-name="P43">Develop custom <text:span text:style-name="T78">multi-tiered</text:span> <text:span text:style-name="T78">web applications</text:span> <text:span text:style-name="T78">including SQL, REST services, Ajax, token based authentication, pub/sub messaging, Bash shell scripts, AWS, and BrowserStack cloud components</text:span>. <text:s/>Stack includes: <text:s/>Node.js, React/Redux, <text:span text:style-name="T79">Express, </text:span>Sqlite, WebSockets, <text:span text:style-name="T79">Bootstrap, Material-UI</text:span>.</text:p>
        </text:list-item>
        <text:list-item>
          <text:p text:style-name="P44">Develop reusable tools for UI automation and load testing; solve latency, asynchrony, and race condition issues; write CSS queries that work reliably across <text:span text:style-name="T80">major mobile and desktop web browsers</text:span> navigators.</text:p>
        </text:list-item>
        <text:list-item>
          <text:p text:style-name="P45">Provide Automated UI Test coverage for the eCommerce site including all phases of the purchase lifecycle, shopping cart interaction, product returns, payment processing, <text:span text:style-name="T77">user profile and fraud detection. <text:s/>Tech stack: <text:s/>internJS, leadfoot, eureQa, BrowserStack cloud</text:span></text:p>
        </text:list-item>
        <text:list-item>
          <text:p text:style-name="P46"><text:span text:style-name="T80">Provide training &amp; mentoring to junior develpers on Javascript, Node.js and SFCC; give</text:span> presentations to <text:span text:style-name="T80">to developers and </text:span>cross-functional teams on React <text:span text:style-name="T80">and Automated UI Testing</text:span>.</text:p>
        </text:list-item>
        <text:list-item>
          <text:p text:style-name="P47"><text:span text:style-name="T81">Work with new</text:span> fulfillment/distribution centers <text:span text:style-name="T81">coming online by creating bulk test orders in </text:span>the SAP Supply chain</text:p>
        </text:list-item>
      </text:list>
      <text:h text:style-name="P20" text:outline-level="2"><text:span text:style-name="T66">AUG 2017</text:span> – <text:span text:style-name="T67">NOV 2017</text:span></text:h>
      <text:h text:style-name="P4" text:outline-level="3"><text:span text:style-name="T14">UC Irvine / Trilogy Ed</text:span><text:span text:style-name="T20"> –</text:span><text:span text:style-name="T1"> </text:span><text:span text:style-name="T2">Part Time </text:span><text:span text:style-name="T8">Course Instructor</text:span></text:h>
      <text:list xml:id="list103509290123124" text:continue-numbering="true" text:style-name="L1">
        <text:list-item>
          <text:p text:style-name="P48"><text:span text:style-name="T64">I</text:span>nstructor for “Fullstack Developer” bootcamp, <text:span text:style-name="T68">teaching HTML, CSS, Git, Bootstrap, Javascript, jQuery, Ajax, Firebase, Node.js</text:span></text:p>
        </text:list-item>
      </text:list>
      <text:h text:style-name="P19" text:outline-level="2"><text:span text:style-name="T60">APR 2016</text:span> – <text:span text:style-name="T65">JUNE 2017</text:span></text:h>
      <text:h text:style-name="P3" text:outline-level="3"><text:span text:style-name="T13">Ten-X</text:span><text:span text:style-name="T12">, </text:span><text:span text:style-name="T13">Irvine, </text:span><text:span text:style-name="T12">CA</text:span><text:span text:style-name="T20"> </text:span><text:span text:style-name="T1">- </text:span><text:span text:style-name="T7">Sr. Software Engineer</text:span></text:h>
      <text:list xml:id="list103511172724593" text:continue-numbering="true" text:style-name="L1">
        <text:list-item>
          <text:p text:style-name="P50"><text:span text:style-name="T70">Developed</text:span> <text:span text:style-name="T58">presentation layer and </text:span>application logic for hosted web application <text:span text:style-name="T48">auction.com</text:span><text:span text:style-name="T60">,</text:span> <text:span text:style-name="T64">a Real Estate auction transaction platform</text:span></text:p>
        </text:list-item>
        <text:list-item>
          <text:p text:style-name="P54"><text:span text:style-name="T70">Responsible for features </text:span>Search &amp; Discovery, Event Details, Calendar, User prefs and personalization, and Home page <text:span text:style-name="T70">written in AngularJS 1.4, React/Redux, ES6, ArcGIS, and Python</text:span></text:p>
        </text:list-item>
        <text:list-item>
          <text:p text:style-name="P28"><text:span text:style-name="T61">Wrote QA Automation tests using Selenium and Nightwatch (demo: </text:span><text:a xlink:type="simple" xlink:href="http://bit.ly/2wUjFcS" text:style-name="Internet_20_link" text:visited-style-name="Visited_20_Internet_20_Link"><text:span text:style-name="T61">http://bit.ly/2wUjFcS</text:span></text:a><text:span text:style-name="T61">)</text:span></text:p>
        </text:list-item>
        <text:list-item>
          <text:p text:style-name="P28"><text:soft-page-break/><text:span text:style-name="T70">D</text:span>esign and troubleshooting of REST <text:span text:style-name="T62">and </text:span>JSON-based <text:span text:style-name="T70">backend, </text:span>services, <text:span text:style-name="T71">Omniture tracking to and LaunchDarkly feature flags</text:span></text:p>
        </text:list-item>
      </text:list>
      <text:p text:style-name="P7"/>
      <text:h text:style-name="P18" text:outline-level="2"><text:span text:style-name="T58">OCT</text:span> 201<text:span text:style-name="T58">5</text:span> - <text:span text:style-name="T58">MAR</text:span> 201<text:span text:style-name="T58">6</text:span></text:h>
      <text:h text:style-name="P2" text:outline-level="3"><text:span text:style-name="T11">John Deere</text:span><text:span text:style-name="T10">, </text:span><text:span text:style-name="T16">remote</text:span><text:span text:style-name="T20"> </text:span><text:span text:style-name="T1">- </text:span><text:span text:style-name="T5">Front End Developer </text:span><text:span text:style-name="T6">Consultant</text:span></text:h>
      <text:list xml:id="list103510614859844" text:continue-numbering="true" text:style-name="L1">
        <text:list-item>
          <text:p text:style-name="P30">Developed AngularJS controllers, views, directives and services for <text:s/>hosted web application 'Sales Center', a 'build-a-Deere' tool for sales reps</text:p>
        </text:list-item>
        <text:list-item>
          <text:p text:style-name="P31">Wrote test coverage in Mocha, Sinon and Chai</text:p>
        </text:list-item>
        <text:list-item>
          <text:p text:style-name="P29">Collaborated with Back End team on design and troubleshooting of REST/JSON-based <text:span text:style-name="T70">services</text:span></text:p>
        </text:list-item>
      </text:list>
      <text:h text:style-name="P17" text:outline-level="2">NOV 2014 - AUG 2015</text:h>
      <text:h text:style-name="P1" text:outline-level="3"><text:span text:style-name="T10">CyberCoders, Irvine, CA</text:span><text:span text:style-name="T20"> </text:span><text:span text:style-name="T1">- </text:span><text:span text:style-name="T4">Front End Java Developer</text:span></text:h>
      <text:list xml:id="list103510803702791" text:continue-numbering="true" text:style-name="L1">
        <text:list-item>
          <text:p text:style-name="P49">Developer for hosted web application 'Compass', a CRM platform for Recruiters.</text:p>
        </text:list-item>
        <text:list-item>
          <text:p text:style-name="P32">Created UI widgets <text:span text:style-name="T72">and application logic for workflow tools in Sencha ExtJS 4.0.7 Javascript </text:span></text:p>
        </text:list-item>
        <text:list-item>
          <text:p text:style-name="P32"><text:span text:style-name="T72">Wrote backend Ajax/JSON components, test coverage in </text:span>Jasmine, <text:span text:style-name="T70">stress testing with jMeter</text:span></text:p>
        </text:list-item>
      </text:list>
      <text:h text:style-name="P16" text:outline-level="2">NOV 2013 - JUNE 2014</text:h>
      <text:h text:style-name="P1" text:outline-level="3"><text:span text:style-name="T10">Sears Holding Corporation, Chicago, IL</text:span><text:span text:style-name="T20"> </text:span><text:span text:style-name="T1">- </text:span><text:span text:style-name="T4">Developer</text:span></text:h>
      <text:list xml:id="list3516084360" text:style-name="L2">
        <text:list-item>
          <text:p text:style-name="P51">Member of Core Mobile team supporting <text:span text:style-name="T63">mobile version of </text:span>sears.com E-Commerce site </text:p>
        </text:list-item>
        <text:list-item>
          <text:p text:style-name="P33">Wrote AngularJS controllers, views, and services, UIs in HTML5/CSS3 from Photoshop PSDs, REST web services in coordination.</text:p>
        </text:list-item>
        <text:list-item>
          <text:p text:style-name="P33"><text:span text:style-name="T72">Launched mobile version of new fatures</text:span> <text:span text:style-name="T47">Shop Your Way</text:span> <text:span text:style-name="T72">(</text:span>loyalty card<text:span text:style-name="T72">) and</text:span> <text:span text:style-name="T47">Shop Your Way Max</text:span> (Sears version of Amazon Prime).</text:p>
        </text:list-item>
      </text:list>
      <text:h text:style-name="P16" text:outline-level="2">AUG 2012 - AUG 2013</text:h>
      <text:h text:style-name="P1" text:outline-level="3"><text:span text:style-name="T10">Pathfinder Software</text:span><text:span text:style-name="T18"> </text:span><text:span text:style-name="T19">(now </text:span><text:a xlink:type="simple" xlink:href="http://orthogonal.io/" text:style-name="Internet_20_link" text:visited-style-name="Visited_20_Internet_20_Link">orthogonal.io</text:a><text:span text:style-name="T19">)</text:span><text:span text:style-name="T10">, Chicago, IL</text:span><text:span text:style-name="T20"> </text:span><text:span text:style-name="T1">- </text:span><text:span text:style-name="T4">Senior Software Engineer</text:span></text:h>
      <text:list xml:id="list768951721" text:style-name="L3">
        <text:list-item>
          <text:p text:style-name="P52">Wrote mobile apps (iPhone, iPad) for medical clients Kimberly-Clark, Haemonetics, <text:span text:style-name="T73">and </text:span>Amer. Assn. of Critical Care Nurses <text:span text:style-name="T73">in</text:span> hybrid web/iOS AngularJS <text:span text:style-name="T73">and</text:span> jQuery Mobile, Trigger.io, TestFlight, and Rails/Heroku</text:p>
        </text:list-item>
      </text:list>
      <text:list xml:id="list125881050" text:style-name="L4">
        <text:list-item>
          <text:p text:style-name="P39"><text:span text:style-name="T36">Lead developer on </text:span><text:span text:style-name="T37">iPhone app</text:span><text:span text:style-name="T36"> </text:span><text:span text:style-name="T39">that was deployed in</text:span><text:span text:style-name="T36"> Apple AppStore </text:span><text:span text:style-name="T39">(</text:span><text:span text:style-name="T45">AACN Bedside</text:span><text:span text:style-name="T40">)</text:span></text:p>
        </text:list-item>
        <text:list-item>
          <text:p text:style-name="P40"><text:span text:style-name="T23">Lead developer</text:span><text:span text:style-name="T22"> </text:span><text:span text:style-name="T25">for web-based</text:span><text:span text:style-name="T24"> census and demographic </text:span><text:span text:style-name="T25">data-mining tool </text:span><text:span text:style-name="T22">(</text:span><text:span text:style-name="T26">MetroPulse Chicago</text:span><text:span text:style-name="T23">: </text:span><text:span text:style-name="T22"><text:s/>demo: </text:span><text:a xlink:type="simple" xlink:href="http://bit.ly/2wU5Yun" text:style-name="Internet_20_link" text:visited-style-name="Visited_20_Internet_20_Link"><text:span text:style-name="T27">http://bit.ly/2wU5Yun</text:span></text:a><text:span text:style-name="T22">)</text:span></text:p>
        </text:list-item>
        <text:list-item>
          <text:p text:style-name="P39"><text:span text:style-name="T39">Lead developer on</text:span><text:span text:style-name="T36"> an iPad ‘concierge’ app to connect heart patients, their nurses and caregivers </text:span><text:span text:style-name="T39">(</text:span><text:span text:style-name="T45">ContinuCare)</text:span><text:span text:style-name="T40"> and <text:s/>a blood drive simulation sales tool </text:span><text:span text:style-name="T41">for the iPad </text:span><text:span text:style-name="T40">(</text:span><text:span text:style-name="T46">Automated Whole Blood Collector)</text:span></text:p>
        </text:list-item>
      </text:list>
      <text:h text:style-name="P16" text:outline-level="2">APR 2010 - AUG 2012</text:h>
      <text:h text:style-name="P1" text:outline-level="3"><text:span text:style-name="T10">Truven Health Analytics, Chicago, IL</text:span><text:span text:style-name="T20"> </text:span><text:span text:style-name="T1">- </text:span><text:span text:style-name="T4">Senior Software Engineer</text:span></text:h>
      <text:list xml:id="list3940863915" text:style-name="L5">
        <text:list-item>
          <text:p text:style-name="P55"><text:span text:style-name="T36">Developed hosted web applications </text:span><text:span text:style-name="T44">CareDiscovery</text:span><text:span text:style-name="T36"> and </text:span><text:span text:style-name="T44">IntegrationDiscovery</text:span><text:span text:style-name="T36">, Business Intelligence and data mining tools for </text:span><text:span text:style-name="T39">a 4 TB Oracle OLAP Data Warehouse of Hospital Billing data</text:span></text:p>
        </text:list-item>
        <text:list-item>
          <text:p text:style-name="P34">Created servlet- and portal-based <text:span text:style-name="T73">J2EE</text:span> web applications for IBM Websphere Portal 5, Tomcat 6 &amp; Glassfish i<text:span text:style-name="T73">n Java 1.4 &amp; 6 Servlets, JSP, jQuery Javascript, <text:s/>PL/SQL stored procedures</text:span></text:p>
        </text:list-item>
      </text:list>
      <text:h text:style-name="P16" text:outline-level="2"><text:soft-page-break/>OCT 2008 - MAR 2010</text:h>
      <text:h text:style-name="P1" text:outline-level="3"><text:span text:style-name="T10">iCrossing, Chicago, IL</text:span><text:span text:style-name="T20"> </text:span><text:span text:style-name="T1">- </text:span><text:span text:style-name="T4">Senior Software Engineer</text:span></text:h>
      <text:list xml:id="list326793362" text:style-name="L6">
        <text:list-item>
          <text:p text:style-name="P56"><text:span text:style-name="T39">Front End D</text:span><text:span text:style-name="T38">eveloper for</text:span><text:span text:style-name="T36"> hosted web application </text:span><text:span text:style-name="T44">Merchantize</text:span><text:span text:style-name="T36">, </text:span><text:span text:style-name="T38">an Ad Technology</text:span><text:span text:style-name="T36"> tool for managing clients' Paid Search campaigns, </text:span><text:span text:style-name="T42">keyword purchases and</text:span><text:span text:style-name="T36"> </text:span><text:span text:style-name="T43">cost-per-click </text:span><text:span text:style-name="T42">advertising </text:span><text:span text:style-name="T36">with major search and shopping engines (Google, Yahoo, MSN, NexTag, PriceGrabber)</text:span></text:p>
        </text:list-item>
        <text:list-item>
          <text:p text:style-name="P36"><text:span text:style-name="T73">Consumed streaming XML-based product feeds for clients Sears, The Gap, Hilton, Lands End, LEGO, and Williams Sonoma with cron-based processes written in</text:span> Perl, Bash, <text:span text:style-name="T73">SMTP</text:span> <text:span text:style-name="T73">&amp; </text:span>Java. </text:p>
        </text:list-item>
        <text:list-item>
          <text:p text:style-name="P35"><text:span text:style-name="T74">Wrote PDF</text:span> reports in Apache POI <text:span text:style-name="T74">Java, cleaned product feeds and resolved Mysql data integrity issues</text:span></text:p>
        </text:list-item>
      </text:list>
      <text:h text:style-name="P16" text:outline-level="2">FEB 2008 - OCT 2008</text:h>
      <text:h text:style-name="P1" text:outline-level="3"><text:span text:style-name="T10">Chicago Tribune, Chicago, IL</text:span><text:span text:style-name="T20"> </text:span><text:span text:style-name="T1">- </text:span><text:span text:style-name="T4">Senior Internet Applications Developer</text:span></text:h>
      <text:list xml:id="list4269028642" text:style-name="L7">
        <text:list-item>
          <text:p text:style-name="P53">Developed web software and content management behind all of Tribune Corp's newspaper, radio and television websites, including Chicago Tribune, LA Times, Red Eye. </text:p>
        </text:list-item>
        <text:list-item>
          <text:p text:style-name="P37">Developed code in Java 1.5 on J2EE platform including Oracle Application Server 10g, Oracle DB 10g, FAST search server, Sun Webserver (iPlanet) and TopLink 9.0 for web services. </text:p>
        </text:list-item>
        <text:list-item>
          <text:p text:style-name="P38"><text:span text:style-name="T75">Created scheduled jobs for sweeping expired database content and</text:span> JMeter test plans <text:span text:style-name="T76">to </text:span>simulate heavy load on high-profile chicagotribune.com website. </text:p>
        </text:list-item>
      </text:list>
      <text:h text:style-name="P8" text:outline-level="1">Education</text:h>
      <text:h text:style-name="P1" text:outline-level="3"><text:span text:style-name="T10">Northwestern University, Evanston, IL</text:span><text:span text:style-name="T3"> – </text:span><text:span text:style-name="T4">PhD Music Theory</text:span></text:h>
      <text:p text:style-name="P14"><text:span text:style-name="T22">Cross-disciplinary curriculum including music theory, auditory perception, computer science and music synthesizer research. Dissertation: </text:span><text:a xlink:type="simple" xlink:href="http://bit.ly/2wUbFZq" text:style-name="Internet_20_link" text:visited-style-name="Visited_20_Internet_20_Link"><text:span text:style-name="T28">http://bit.ly/2wUbFZq</text:span></text:a></text:p>
      <text:h text:style-name="P15" text:outline-level="3"><text:span text:style-name="T10">Eastman School of Music, Rochester, NY</text:span><text:span text:style-name="T3"> – </text:span><text:span text:style-name="T4">MA Music Theory</text:span></text:h>
      <text:p text:style-name="P12"><text:span text:style-name="T21">Analysis techniques on classical and 20th Century music. Formal computer programming studies. Thesis on Edgard Var</text:span><text:span text:style-name="T31">èse.</text:span></text:p>
      <text:h text:style-name="P15" text:outline-level="3"><text:span text:style-name="T10">California State University, Los Angeles, CA</text:span><text:span text:style-name="T3"> – </text:span><text:span text:style-name="T4">BM Piano Performance</text:span></text:h>
      <text:p text:style-name="P13">Performed Junior and Senior recitals, <text:span text:style-name="T58">placed</text:span> in competitions, and performed Beethoven concerto with orchestra.</text:p>
      <text:h text:style-name="P10" text:outline-level="1"><text:span text:style-name="T29">Certifications</text:span><text:span text:style-name="T30"> </text:span></text:h>
      <text:p text:style-name="P24">March 2005: Sun Certified Web Component Developer for J2EE 1.4 (SCWCD)</text:p>
      <text:p text:style-name="P22">Apr 2004: Sun Certified Programmer for the Java 2 Platform 1.4 (SCJP)</text:p>
      <text:h text:style-name="P8" text:outline-level="1">References</text:h>
      <text:p text:style-name="P25">Available on request.</text:p>
      <text:p text:style-name="P11"><text:line-break/><text:lin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89in" style:writing-mode="lr-tb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5-09-10T09:03:31.042863000</meta:creation-date>
    <dc:date>2020-05-14T10:35:01.793832910</dc:date>
    <meta:editing-duration>P29DT1H8M52S</meta:editing-duration>
    <meta:editing-cycles>59</meta:editing-cycles>
    <meta:generator>LibreOffice/6.4.3.2$MacOSX_X86_64 LibreOffice_project/747b5d0ebf89f41c860ec2a39efd7cb15b54f2d8</meta:generator>
    <meta:print-date>2020-03-06T11:27:47.601830000</meta:print-date>
    <meta:document-statistic meta:table-count="0" meta:image-count="0" meta:object-count="0" meta:page-count="3" meta:paragraph-count="73" meta:word-count="1035" meta:character-count="7192" meta:non-whitespace-character-count="6231"/>
  </office:meta>
</office:document-meta>
</file>